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 style:list-style-name="L3">
      <style:text-properties style:language-asian="zh" style:country-asian="CN"/>
    </style:style>
    <style:style style:name="P3" style:family="paragraph" style:parent-style-name="Standard" style:list-style-name="L3">
      <style:text-properties style:language-asian="zh" style:country-asian="CN"/>
    </style:style>
    <style:style style:name="P4" style:family="paragraph" style:parent-style-name="Standard" style:list-style-name="L4">
      <style:text-properties style:language-asian="zh" style:country-asian="CN"/>
    </style:style>
    <style:style style:name="P5" style:family="paragraph" style:parent-style-name="Standard" style:list-style-name="L6">
      <style:text-properties style:language-asian="zh" style:country-asian="CN"/>
    </style:style>
    <style:style style:name="P6" style:family="paragraph" style:parent-style-name="Standard" style:list-style-name="L7">
      <style:text-properties style:language-asian="zh" style:country-asian="CN"/>
    </style:style>
    <style:style style:name="P7" style:family="paragraph" style:parent-style-name="Standard" style:list-style-name="L8">
      <style:text-properties style:language-asian="zh" style:country-asian="CN"/>
    </style:style>
    <style:style style:name="P8" style:family="paragraph" style:parent-style-name="Standard" style:list-style-name="L9">
      <style:text-properties style:language-asian="zh" style:country-asian="CN"/>
    </style:style>
    <style:style style:name="P9" style:family="paragraph" style:parent-style-name="Standard" style:list-style-name="L10">
      <style:text-properties style:language-asian="zh" style:country-asian="CN"/>
    </style:style>
    <style:style style:name="P10" style:family="paragraph" style:parent-style-name="Standard" style:list-style-name="L5"/>
    <style:style style:name="P11" style:family="paragraph" style:parent-style-name="Heading_20_2">
      <style:text-properties style:language-asian="zh" style:country-asian="CN"/>
    </style:style>
    <style:style style:name="P12" style:family="paragraph" style:parent-style-name="Heading_20_1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你的阳光技术频道Web开发测试题 阅卷结果</text:h>
      <text:p text:style-name="P1">答卷人：杨艺宾 <text:a xlink:type="simple" xlink:href="mailto:yangyibinde@126.com">yangyibinde@126.com</text:a></text:p>
      <text:p text:style-name="P1">阅卷人：阳光男孩</text:p>
      <text:p text:style-name="P1">日期：2008-05-29</text:p>
      <text:h text:style-name="Heading_20_1" text:outline-level="1">一、计算机和互联网基础知识</text:h>
      <text:list text:style-name="L3">
        <text:list-item>
          <text:p><text:span text:style-name="T1">正确</text:span></text:p>
        </text:list-item>
        <text:list-item>
          <text:p text:style-name="P2">正确</text:p>
        </text:list-item>
        <text:list-item>
          <text:p text:style-name="P2">NS是域名的名字服务器，与本地使用的DNS有所不同，请参考<text:a xlink:type="simple" xlink:href="http://en.wikipedia.org/wiki/Name_server">http://en.wikipedia.org/wiki/Name_server</text:a>。test01.yoursunny.cn所属的域名是yoursunny.cn，在以下网址查看其注册记录：<text:a xlink:type="simple" xlink:href="http://www.ename.cn/whois.do?value=yoursunny.cn">http://www.ename.cn/whois.do?value=yoursunny.cn</text:a></text:p>
        </text:list-item>
        <text:list-item>
          <text:p text:style-name="P2">route PRINT</text:p>
        </text:list-item>
        <text:list-item>
          <text:p text:style-name="P2">ping操作时，如果本机尚不知道此域名对应的IP地址，需要通过DNS协议解析出IP地址；然后用ICMP协议向这个 Ip地址发出ICMP echo request数据包，等待对方返回ICMP echo response数据包</text:p>
        </text:list-item>
        <text:list-item>
          <text:p text:style-name="P2">正确</text:p>
        </text:list-item>
        <text:list-item>
          <text:p text:style-name="P2">保存退出 :wq ，不保存退出 :q! 。冒号表示底行模式命令，叹号表示强制。</text:p>
        </text:list-item>
      </text:list>
      <text:h text:style-name="P12" text:outline-level="1">二、静态网页制作</text:h>
      <text:list text:style-name="L4">
        <text:list-item>
          <text:p text:style-name="P4">记事本是个好东西。FrontPage卸载掉吧，微软建议所有FrontPage用户转向Expression Web或SharePoint Designer，参见<text:a xlink:type="simple" xlink:href="http://www.microsoft.com/frontpage/">http://www.microsoft.com/frontpage/</text:a></text:p>
        </text:list-item>
        <text:list-item>
          <text:p text:style-name="P4">两个都不对<text:line-break/>{1} fontFamily应为font-family。你是JavaScript写多了？<text:line-break/>{2} &lt;img src="1.png" width="32" height="32" alt=""/&gt; 关键在于XHTML要求图片一定要有alt标签，里面是图片无法显示时的替代文字、也是给搜索引擎看的；不能写&lt;/img&gt;关闭标签，老的浏览器会出问题</text:p>
          <text:p text:style-name="P4">抄来的，没有注明出处：<text:a xlink:type="simple" xlink:href="http://dngz.net/cssdiv-19552007-niyinggaibimian41310">http://dngz.net/cssdiv-19552007-niyinggaibimian41310</text:a>。我在试卷顶部写过要注明出处的吧？</text:p>
        </text:list-item>
        <text:list-item>
          <text:p text:style-name="P4">从心擎网抄来的，我无法看到效果。你本应该做一个页面（含图片）压缩给我。另外心擎网的这个页面并不符合题目要求，题目要求了“自适应宽度”。</text:p>
        </text:list-item>
      </text:list>
      <text:h text:style-name="Heading_20_1" text:outline-level="1">三、客户端脚本开发</text:h>
      <text:list text:style-name="L5">
        <text:list-item>
          <text:p text:style-name="P10"><text:span text:style-name="T1">抄来的，没有注明出处：</text:span><text:a xlink:type="simple" xlink:href="http://www.51hkj.com/as3/Function.html"><text:span text:style-name="T1">http://www.51hkj.com/as3/Function.html</text:span></text:a><text:span text:style-name="T1">。我说的是JavaScript你给的是ActionScript，不过这个关系不大，因为ActionScript也是来自ECMA262标</text:span><text:soft-page-break/><text:span text:style-name="T1">准，而Function.apply是ECMA262标准定义的，AS、JS中一定都有。</text:span></text:p>
        </text:list-item>
        <text:list-item>
          <text:p text:style-name="P10"><text:span text:style-name="T1">没让你在func1里进行setTimeout。我的本义是让你用上面的apply实现绑定this对象……</text:span></text:p>
        </text:list-item>
        <text:list-item>
          <text:p text:style-name="P10"><text:span text:style-name="T1">基本正确</text:span></text:p>
        </text:list-item>
        <text:list-item>
          <text:p text:style-name="P10"><text:span text:style-name="T1">今天是2008-05-29。你的第一段代码在Opera和Firefox浏览器中显示108年4月29日、在IE8浏览器中显示2008年4月29日。月份都不对，年份有2个不对。第二段代码显示年月也不对，而且Firefox有警告。正确写法是：<text:line-break/>&lt;div id="my_date"&gt;&lt;/div&gt; <text:line-break/>&lt;script type="text/javascript"&gt; <text:line-break/>var date=new Date(); <text:line-break/>document.getElementById('my_date').innerHTML=date.getFullYear()+'年'+(date.getMonth()+1) +'月'+date.getDate()+'日'; <text:line-break/>&lt;/script&gt; <text:line-break/>要点是getElementById、getFullYear、月份加一</text:span></text:p>
        </text:list-item>
        <text:list-item>
          <text:p text:style-name="P10"><text:span text:style-name="T1">正确</text:span></text:p>
        </text:list-item>
        <text:list-item>
          <text:p text:style-name="P10"><text:span text:style-name="T1">基本正确。还可以把多个js文件合并成1个，并用YUI Compressor等工具将局部变量名改成较短的形式。</text:span></text:p>
        </text:list-item>
      </text:list>
      <text:h text:style-name="Heading_20_1" text:outline-level="1" text:is-list-header="true"><text:span text:style-name="T1">四、数据库</text:span></text:h>
      <text:list text:style-name="L6">
        <text:list-item>
          <text:p text:style-name="P5">大型AD，小型CF</text:p>
        </text:list-item>
        <text:list-item>
          <text:p text:style-name="P5">正确</text:p>
        </text:list-item>
        <text:list-item>
          <text:p text:style-name="P5">抄来的，没有注明出处：<text:a xlink:type="simple" xlink:href="http://www.cnblogs.com/flyingwww/archive/2007/03/24/686096.html">http://www.cnblogs.com/flyingwww/archive/2007/03/24/686096.html</text:a></text:p>
        </text:list-item>
        <text:list-item>
          <text:p text:style-name="P5">很好。我一直没机会使用Oracle……</text:p>
        </text:list-item>
        <text:list-item>
          <text:p text:style-name="P5">没让你写程序，我要的是数据库结构。既然你刚才选了Oracle，这里怎么变成了Access、而且用了性能低下的ASP？</text:p>
        </text:list-item>
      </text:list>
      <text:h text:style-name="P12" text:outline-level="1">五、服务端开发</text:h>
      <text:h text:style-name="P11" text:outline-level="2">㈠PHP部分</text:h>
      <text:list text:style-name="L7">
        <text:list-item>
          <text:p text:style-name="P6">正确</text:p>
        </text:list-item>
        <text:list-item>
          <text:p text:style-name="P6">PHP默认不允许short_open_tag，加上&lt;?php后你的代码在我的服务器上仍然无法运行，(!file)这行常量未定义、type|T那行也有问题。</text:p>
        </text:list-item>
        <text:list-item>
          <text:p text:style-name="P6">我没有实际运行测试。从代码看，连接和查询部分没有问题，但是你的$array中只有第一条记录的关联+数字数组，与题目要求不符。</text:p>
        </text:list-item>
      </text:list>
      <text:h text:style-name="P11" text:outline-level="2"><text:soft-page-break/>㈡ASP.NET部分</text:h>
      <text:list text:style-name="L8">
        <text:list-item>
          <text:p text:style-name="P7">抄来的，没有注明出处：<text:a xlink:type="simple" xlink:href="http://www.jiaonan.net/html/2007/06/20070624014426838.htm">http://www.jiaonan.net/html/2007/06/20070624014426838.htm</text:a></text:p>
        </text:list-item>
        <text:list-item>
          <text:p text:style-name="P7">抄来的，没有注明出处：<text:a xlink:type="simple" xlink:href="http://www.net.cn/service/faq/softfaq/aspnet/200705/2136.html">http://www.net.cn/service/faq/softfaq/aspnet/200705/2136.html</text:a></text:p>
        </text:list-item>
        <text:list-item>
          <text:p text:style-name="P7">没有完成</text:p>
        </text:list-item>
        <text:list-item>
          <text:p text:style-name="P7">理由正确。ASP.NET中没有cin函数，因此这个修补方法不正确；强制转换函数是int.Parse，但是最好的方案是使用SqlParameter类传递参数。</text:p>
        </text:list-item>
      </text:list>
      <text:h text:style-name="P12" text:outline-level="1">五、网站管理、SEO</text:h>
      <text:list text:style-name="L9">
        <text:list-item>
          <text:p text:style-name="P8">我要的是编程美工文字三方协同，你写的是程序开发的协同，而且define明显是C/C++的东西。</text:p>
        </text:list-item>
        <text:list-item>
          <text:p text:style-name="P8">BC <text:s/>图片链接加上alt后搜索引擎同样可以识别</text:p>
        </text:list-item>
        <text:list-item>
          <text:p text:style-name="P8">基本正确。文件头的那句话应该符合XHTML标准。</text:p>
        </text:list-item>
      </text:list>
      <text:h text:style-name="Heading_20_1" text:outline-level="1">六、Windows Server服务器管理</text:h>
      <text:list text:style-name="L10">
        <text:list-item>
          <text:p text:style-name="P9">2003=B，2008=C</text:p>
        </text:list-item>
        <text:list-item>
          <text:p text:style-name="P9">这个方法没用的</text:p>
        </text:list-item>
        <text:list-item>
          <text:p text:style-name="P9">80、3389。MySQL只需要本机访问，3306不应开放。3389端口应该开放，要远程管理使用。</text:p>
        </text:list-item>
        <text:list-item>
          <text:p text:style-name="P9">ADGH。[F]这个服务是系统必须的，无法禁用。[K]自动更新，关闭后系统变得易受攻击，绝对不能关。</text:p>
        </text:list-item>
        <text:list-item>
          <text:p text:style-name="P9">第一个方法完全无用，第二个在服务器被上传端口扫描器的情况下也无用。用第二个方法、加上修改Serv-U管理密码，就可以了。</text:p>
        </text:list-item>
        <text:list-item>
          <text:p text:style-name="P9">是的，只要3块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sunny boy</dc:creator>
    <dc:date>2008-05-29T18:38:08</dc:date>
    <meta:editing-cycles>8</meta:editing-cycles>
    <meta:editing-duration>PT5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1" meta:word-count="760" meta:character-count="2364"/>
  </office:meta>
</office:document-meta>
</file>